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lgun Gothic" svg:font-family="'Malgun Goth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L1">
      <style:text-properties officeooo:rsid="00141e18" officeooo:paragraph-rsid="00141e1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.25in" fo:margin-right="0in" fo:text-indent="0in" style:auto-text-indent="false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language="en" fo:country="US"/>
    </style:style>
    <style:style style:name="T3" style:family="text">
      <style:text-properties style:font-name-asian="Malgun Gothic" style:language-asian="ko" style:country-asian="KR"/>
    </style:style>
    <style:style style:name="T4" style:family="text">
      <style:text-properties officeooo:rsid="00129743"/>
    </style:style>
    <style:style style:name="T5" style:family="text">
      <style:text-properties officeooo:rsid="001378ec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4"><text:span text:style-name="T1">План.</text:span></text:p>
      <text:list xml:id="list2249638118" text:style-name="WWNum1">
        <text:list-item>
          <text:p text:style-name="P1">Составить схему базы данных. <text:span text:style-name="T2">ERD</text:span>-<text:span text:style-name="T3">схема</text:span></text:p>
        </text:list-item>
      </text:list>
      <text:list xml:id="list1950734689" text:style-name="WWNum2">
        <text:list-item>
          <text:p text:style-name="P2">Сущности (таблицы) <text:span text:style-name="T5">(1%)</text:span></text:p>
        </text:list-item>
        <text:list-item>
          <text:p text:style-name="P2">Поля <text:span text:style-name="T5">(0%)</text:span></text:p>
        </text:list-item>
        <text:list-item>
          <text:p text:style-name="P2">Связи (ссылки)</text:p>
        </text:list-item>
      </text:list>
      <text:list xml:id="list233637279402648" text:continue-list="list2249638118" text:style-name="WWNum1">
        <text:list-item>
          <text:p text:style-name="P1">Создать базу данных <text:span text:style-name="T5">(1%)</text:span></text:p>
        </text:list-item>
        <text:list-item>
          <text:p text:style-name="P1">Составить схему программы <text:span text:style-name="T4">(80%)</text:span></text:p>
        </text:list-item>
        <text:list-item>
          <text:p text:style-name="P1">Определить, какие задачи должна решать программа (и каким образом) <text:span text:style-name="T5">(0%)</text:span></text:p>
        </text:list-item>
      </text:list>
      <text:list xml:id="list2736555303" text:style-name="L1">
        <text:list-item>
          <text:p text:style-name="P3">Создавать запись в реестр о новом формате файла профиля игрока - *.sgmp</text:p>
        </text:list-item>
        <text:list-item>
          <text:p text:style-name="P3">Сохранять/загружать файлы профилей в указанную директорию.</text:p>
        </text:list-item>
        <text:list-item>
          <text:p text:style-name="P3">Выгружать данные из базы в поле — Дерево кораблей (главная форма)</text:p>
        </text:list-item>
        <text:list-item>
          <text:p text:style-name="P3">Выгружать данные из базы в поля — Дерево+Список оборудования (главная форма)</text:p>
        </text:list-item>
        <text:list-item>
          <text:p text:style-name="P3">Выгружать данные из базы в поле — Дерево имплантов (импланты форма)</text:p>
        </text:list-item>
        <text:list-item>
          <text:p text:style-name="P3">Выгружать данные из базы в поле — Дерево исследований (исследования форма)</text:p>
        </text:list-item>
        <text:list-item>
          <text:p text:style-name="P3">Выгружать данные из базы в поле — Бонусы рекрутов (рекруты форма)</text:p>
        </text:list-item>
        <text:list-item>
          <text:p text:style-name="P3">Выгружать данные из базы в поле — Дерево академии (академия форма)</text:p>
        </text:list-item>
        <text:list-item>
          <text:p text:style-name="P3">...</text:p>
        </text:list-item>
      </text:list>
      <text:p text:style-name="List_20_Paragraph"/>
      <text:list xml:id="list233635867232416" text:continue-list="list233637279402648" text:style-name="WWNum1">
        <text:list-item>
          <text:p text:style-name="P1">Разработать схему интерфейса программы <text:span text:style-name="T5">(0%)</text:span></text:p>
        </text:list-item>
        <text:list-item>
          <text:p text:style-name="P1">Подобрать средства для создания программы <text:span text:style-name="T5">(1%)</text:span></text:p>
        </text:list-item>
        <text:list-item>
          <text:p text:style-name="P1">Создать отдельные части программы <text:span text:style-name="T5">(0%)</text:span></text:p>
        </text:list-item>
        <text:list-item>
          <text:p text:style-name="P1">Собрать части в единую программу <text:span text:style-name="T5">(0%)</text:span></text:p>
        </text:list-item>
        <text:list-item>
          <text:p text:style-name="P1">Отладить программу <text:span text:style-name="T5">(0%)</text:span></text:p>
        </text:list-item>
        <text:list-item>
          <text:p text:style-name="P1">Разработать и привязать интерфейс <text:span text:style-name="T5">(0%)</text:span></text:p>
        </text:list-item>
        <text:list-item>
          <text:p text:style-name="P1">Устранить проблемы<text:bookmark text:name="_GoBack"/> <text:span text:style-name="T5">(0%)</text:span></text:p>
        </text:list-item>
        <text:list-item>
          <text:p text:style-name="P1">Написать документацию <text:span text:style-name="T5">(1%)</text:span>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lgun Gothic" svg:font-family="'Malgun Goth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Batang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Batang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925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Худайбергенов Александр Андреевич</meta:initial-creator>
    <meta:editing-cycles>11</meta:editing-cycles>
    <meta:creation-date>2020-11-09T07:44:00</meta:creation-date>
    <dc:date>2020-11-12T23:36:35.583685209</dc:date>
    <meta:editing-duration>PT53M8S</meta:editing-duration>
    <meta:generator>LibreOffice/6.4.6.2$Linux_X86_64 LibreOffice_project/40$Build-2</meta:generator>
    <meta:document-statistic meta:table-count="0" meta:image-count="0" meta:object-count="0" meta:page-count="1" meta:paragraph-count="25" meta:word-count="170" meta:character-count="1091" meta:non-whitespace-character-count="96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